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marker-start="Arrow" draw:marker-start-width="0.3cm" draw:marker-end="Square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cm" svg:height="2.9cm" svg:x="7.8cm" svg:y="9cm">
          <text:p text:style-name="P1">Menu</text:p>
        </draw:rect>
        <draw:rect draw:style-name="gr1" draw:text-style-name="P1" draw:layer="layout" svg:width="3.9cm" svg:height="2.9cm" svg:x="13.2cm" svg:y="3.6cm">
          <text:p text:style-name="P1">Sub </text:p>
          <text:p text:style-name="P1">Category</text:p>
        </draw:rect>
        <draw:rect draw:style-name="gr1" draw:text-style-name="P1" draw:layer="layout" svg:width="3.9cm" svg:height="2.9cm" svg:x="7.7cm" svg:y="3.6cm">
          <text:p text:style-name="P1">Category</text:p>
        </draw:rect>
        <draw:rect draw:style-name="gr1" draw:text-style-name="P1" draw:layer="layout" svg:width="3.9cm" svg:height="2.9cm" svg:x="8cm" svg:y="15.2cm">
          <text:p text:style-name="P1">Product</text:p>
        </draw:rect>
        <draw:rect draw:style-name="gr1" draw:text-style-name="P1" draw:layer="layout" svg:width="3.9cm" svg:height="2.9cm" svg:x="2.7cm" svg:y="3.6cm">
          <text:p text:style-name="P1">Menu Item</text:p>
        </draw:rect>
        <draw:line draw:style-name="gr2" draw:text-style-name="P1" draw:layer="layout" svg:x1="9cm" svg:y1="9cm" svg:x2="4.2cm" svg:y2="6.4cm">
          <text:p/>
        </draw:line>
        <draw:line draw:style-name="gr2" draw:text-style-name="P1" draw:layer="layout" svg:x1="9.7cm" svg:y1="9cm" svg:x2="9.6cm" svg:y2="6.5cm">
          <text:p/>
        </draw:line>
        <draw:line draw:style-name="gr2" draw:text-style-name="P1" draw:layer="layout" svg:x1="10.4cm" svg:y1="9cm" svg:x2="15.1cm" svg:y2="6.5cm">
          <text:p/>
        </draw:line>
        <draw:line draw:style-name="gr2" draw:text-style-name="P1" draw:layer="layout" svg:x1="9.9cm" svg:y1="15.1cm" svg:x2="9.8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quare" svg:viewBox="0 0 10 10" svg:d="m0 0h10v10h-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Rounded_20_large_20_Arrow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 lee</meta:initial-creator>
    <meta:creation-date>2013-11-10T18:30:09</meta:creation-date>
    <dc:date>2013-11-10T19:11:44</dc:date>
    <dc:creator>philip lee</dc:creator>
    <meta:editing-duration>PT26M25S</meta:editing-duration>
    <meta:editing-cycles>1</meta:editing-cycles>
    <meta:document-statistic meta:object-count="9"/>
    <meta:generator>OpenOffice/4.0.0$Unix OpenOffice.org_project/400m3$Build-9702</meta:generator>
  </office:meta>
</office:document-meta>
</file>